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ucida Console" svg:font-family="'Lucida Console', Monaco, monospace"/>
    <style:font-face style:name="Monaco" svg:font-family="Monaco, 'Andale Mono', 'Courier New', Courier, mono"/>
    <style:font-face style:name="Roboto" svg:font-family="Roboto, Arial, Helvetica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e8b57" style:font-name="Monaco" fo:font-size="9pt" fo:letter-spacing="normal" fo:font-style="normal" fo:font-weight="normal" officeooo:rsid="000eb253" officeooo:paragraph-rsid="000eb253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f9ddc" officeooo:paragraph-rsid="000f9ddc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rsid="00106123" officeooo:paragraph-rsid="00106123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606569" style:font-name="Lucida Console" fo:font-size="10.5pt" fo:letter-spacing="normal" fo:font-style="normal" fo:font-weight="normal" officeooo:rsid="00106123" officeooo:paragraph-rsid="00106123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7" style:family="paragraph" style:parent-style-name="Standard">
      <style:text-properties officeooo:rsid="000eb253" officeooo:paragraph-rsid="000eb253"/>
    </style:style>
    <style:style style:name="P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0eb253" officeooo:paragraph-rsid="000eb253"/>
    </style:style>
    <style:style style:name="P9" style:family="paragraph" style:parent-style-name="Standard">
      <style:text-properties fo:font-variant="normal" fo:text-transform="none" fo:color="#2e8b57" style:font-name="Monaco" fo:font-size="9pt" fo:letter-spacing="normal" fo:font-style="normal" fo:font-weight="normal" officeooo:rsid="000eb253" officeooo:paragraph-rsid="000eb253"/>
    </style:style>
    <style:style style:name="P10" style:family="paragraph" style:parent-style-name="Text_20_body">
      <style:text-properties fo:font-variant="normal" fo:text-transform="none" fo:color="#000000" style:font-name="monospace" fo:font-size="10.5pt" fo:letter-spacing="normal" fo:font-style="normal" fo:font-weight="normal" officeooo:rsid="000eb253" officeooo:paragraph-rsid="000eb253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 officeooo:rsid="00106123" officeooo:paragraph-rsid="00106123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55555" style:font-name="Roboto" fo:font-size="10.5pt" fo:letter-spacing="normal" fo:font-style="normal" fo:font-weight="normal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officeooo:rsid="000f9ddc" officeooo:paragraph-rsid="000f9ddc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officeooo:rsid="00106123" officeooo:paragraph-rsid="00106123"/>
    </style:style>
    <style:style style:name="P17" style:family="paragraph" style:parent-style-name="Text_20_body">
      <style:paragraph-properties fo:margin-left="0.2083in" fo:margin-right="0in" fo:margin-top="0in" fo:margin-bottom="0in" loext:contextual-spacing="false" style:line-height-at-least="0.2083in" fo:orphans="2" fo:widows="2" fo:text-indent="0in" style:auto-text-indent="false" fo:padding="0in" fo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normal" style:font-style-complex="normal"/>
    </style:style>
    <style:style style:name="T4" style:family="text">
      <style:text-properties style:font-name="monospace" fo:background-color="#f8f9fa" loext:char-shading-value="0" style:font-style-asian="normal" style:font-style-complex="normal" loext:padding-left="0.0417in" loext:padding-right="0in" loext:padding-top="0.0193in" loext:padding-bottom="0.0193in" loext:border-left="0.06pt solid #eaecf0" loext:border-right="none" loext:border-top="0.06pt solid #eaecf0" loext:border-bottom="0.06pt solid #eaecf0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fo:background-color="#f8f9fa" loext:char-shading-value="0" loext:padding-left="0.0417in" loext:padding-right="0in" loext:padding-top="0.0193in" loext:padding-bottom="0.0193in" loext:border-left="0.06pt solid #eaecf0" loext:border-right="none" loext:border-top="0.06pt solid #eaecf0" loext:border-bottom="0.06pt solid #eaecf0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555555" style:font-name="Roboto" fo:font-size="10.5pt" fo:letter-spacing="normal" fo:font-style="normal" fo:font-weight="normal"/>
    </style:style>
    <style:style style:name="T8" style:family="text">
      <style:text-properties fo:font-variant="normal" fo:text-transform="none" fo:color="#555555" style:font-name="Roboto" fo:font-size="10.5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555555" style:font-name="Roboto" fo:font-size="10.5pt" fo:letter-spacing="normal" fo:font-style="normal" fo:font-weight="normal" officeooo:rsid="000eb253" style:font-style-asian="normal" style:font-style-complex="normal"/>
    </style:style>
    <style:style style:name="T10" style:family="text">
      <style:text-properties fo:font-variant="normal" fo:text-transform="none" fo:color="#555555" style:font-name="Roboto" fo:letter-spacing="normal" fo:font-style="normal" fo:font-weight="bold" loext:padding-left="0.2083in" loext:padding-right="0in" loext:padding-top="0.1043in" loext:padding-bottom="0.2083in" loext:border-left="0.06pt solid #000000" loext:border-right="none" loext:border-top="0.06pt solid #000000" loext:border-bottom="0.06pt solid #000000"/>
    </style:style>
    <style:style style:name="T11" style:family="text">
      <style:text-properties fo:font-variant="normal" fo:text-transform="none" fo:color="#2e8b57" style:font-name="Monaco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2e8b57" fo:letter-spacing="normal" loext:padding="0in" loext:border="none"/>
    </style:style>
    <style:style style:name="T13" style:family="text">
      <style:text-properties fo:font-variant="normal" fo:text-transform="none" fo:color="#c51a4a" style:text-line-through-style="none" style:text-line-through-type="none" style:font-name="Roboto" fo:letter-spacing="normal" fo:font-style="normal" style:text-underline-style="none" fo:font-weight="bold" style:text-blinking="false" loext:padding="0in" loext:border="none"/>
    </style:style>
    <style:style style:name="T14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style:font-style-asian="normal" style:font-style-complex="normal" loext:padding="0in" loext:border="none"/>
    </style:style>
    <style:style style:name="T15" style:family="text">
      <style:text-properties fo:color="#555555" style:font-name="Roboto" fo:font-size="10.5pt" style:font-style-asian="normal" style:font-style-complex="normal"/>
    </style:style>
    <style:style style:name="T16" style:family="text">
      <style:text-properties fo:color="#555555" style:font-name="Roboto" fo:font-size="10.5pt" fo:font-style="normal" fo:font-weight="normal" style:font-style-asian="normal" style:font-style-complex="normal"/>
    </style:style>
    <style:style style:name="T17" style:family="text">
      <style:text-properties fo:color="#555555" style:font-name="Roboto" style:font-style-asian="normal" style:font-style-complex="normal"/>
    </style:style>
    <style:style style:name="T18" style:family="text">
      <style:text-properties fo:color="#555555" style:font-name="Arial" fo:font-size="9.75pt" fo:font-style="normal" fo:font-weight="normal" style:font-style-asian="normal" style:font-style-complex="normal"/>
    </style:style>
    <style:style style:name="T19" style:family="text">
      <style:text-properties style:font-name="Monaco" fo:font-size="10.5pt" style:font-style-asian="normal" style:font-style-complex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f drive is inserted, it will be listed in /media/pi/XXX</text:p>
      <text:p text:style-name="P7">it can also be found with ls -laF /<text:span text:style-name="T1">dev/</text:span><text:span text:style-name="T2">disk/by-uuid</text:span></text:p>
      <text:p text:style-name="P7"><text:span text:style-name="T2"/></text:p>
      <text:p text:style-name="P8"><text:span text:style-name="T3">sudo umount /mnt/1GB_USB_flash</text:span></text:p>
      <text:p text:style-name="P8"><text:span text:style-name="T2"/></text:p>
      <text:p text:style-name="P10"><text:span text:style-name="Source_20_Text"><text:span text:style-name="T4">sudo mount -o uid=pi,gid=pi /dev/sda1 /mnt/1GB_USB_flash</text:span></text:span></text:p>
      <text:p text:style-name="P12">where:</text:p>
      <text:p text:style-name="P11"><text:span text:style-name="Source_20_Text"><text:span text:style-name="T5">-o</text:span></text:span><text:span text:style-name="T6"> (lowercase letter "o", not the number zero) specifies that an option string follows</text:span></text:p>
      <text:p text:style-name="P11"><text:span text:style-name="Source_20_Text"><text:span text:style-name="T5">uid=pi,gid=pi</text:span></text:span><text:span text:style-name="T6"> specifies the user ID is user "pi" and the group ID is "pi" (note there are no spaces allowed between these terms)</text:span></text:p>
      <text:p text:style-name="P11"><text:span text:style-name="Source_20_Text"><text:span text:style-name="T5">/dev/sda1</text:span></text:span><text:span text:style-name="T6"> is the first partition on the first USB drive</text:span></text:p>
      <text:p text:style-name="P11"><text:span text:style-name="Source_20_Text"><text:span text:style-name="T5">/mnt/1GB_USB_flash</text:span></text:span><text:span text:style-name="T6"> is the mount point directory</text:span></text:p>
      <text:p text:style-name="P8"><text:span text:style-name="T2"/></text:p>
      <text:p text:style-name="P8"><text:span text:style-name="T3">__________________________________________________________</text:span></text:p>
      <text:p text:style-name="P8"><text:span text:style-name="T3"/></text:p>
      <text:p text:style-name="P8"><text:span text:style-name="T3"/></text:p>
      <text:p text:style-name="P9"><text:span text:style-name="T3">$ sudo vi /etc/udev/rules.d/10-usbstick.rules </text:span></text:p>
      <text:p text:style-name="P9"><text:span text:style-name="T3"/></text:p>
      <text:p text:style-name="P9"><text:span text:style-name="T3">SUBSYSTEMS=="usb",KERNEL=="sd[a-h]1",SYMLINK+="usbkey", RUN+="/usr/lib/udev/usbkey " SUBSYSTEMS=="usb",KERNEL=="sd[a-h]1",ACTION=="remove", RUN+="/usr/lib/udev/usbkey"</text:span></text:p>
      <text:p text:style-name="P9"><text:span text:style-name="T3"/></text:p>
      <text:p text:style-name="P9"><text:span text:style-name="T3"/></text:p>
      <text:p text:style-name="P9"><text:span text:style-name="T15">3) created the /usr/lib/udev/ dir</text:span><text:span text:style-name="T3"><text:line-break/></text:span><text:span text:style-name="T15">4) created /usr/lib/udev/usbkey and Added</text:span></text:p>
      <text:p text:style-name="P9"><text:span text:style-name="T15"/></text:p>
      <text:p text:style-name="P9"><text:span text:style-name="T15"/></text:p>
      <text:p text:style-name="P1"><text:span text:style-name="Source_20_Text"><text:span text:style-name="T19">#!/bin/sh</text:span></text:span></text:p>
      <text:p text:style-name="P6"><text:span text:style-name="Source_20_Text"><text:span text:style-name="T11">ACTION=$(expr "$ACTION" : "\([a-zA-Z]\+\).*")</text:span></text:span></text:p>
      <text:p text:style-name="P6"/>
      <text:p text:style-name="P6"><text:span text:style-name="Source_20_Text"><text:span text:style-name="T11">if [ "$ACTION" = "add" ]</text:span></text:span></text:p>
      <text:p text:style-name="P6"><text:span text:style-name="Source_20_Text"><text:span text:style-name="T11">then</text:span></text:span></text:p>
      <text:p text:style-name="P6"><text:span text:style-name="Source_20_Text"><text:span text:style-name="T12"><text:s text:c="8"/></text:span></text:span><text:span text:style-name="Source_20_Text"><text:span text:style-name="T11">mount /mnt/usb</text:span></text:span></text:p>
      <text:p text:style-name="P6"><text:span text:style-name="Source_20_Text"><text:span text:style-name="T11">else</text:span></text:span></text:p>
      <text:p text:style-name="P6"><text:span text:style-name="Source_20_Text"><text:span text:style-name="T12"><text:s text:c="8"/></text:span></text:span><text:span text:style-name="Source_20_Text"><text:span text:style-name="T11">umount /mnt/usb</text:span></text:span></text:p>
      <text:p text:style-name="P6"><text:span text:style-name="Source_20_Text"><text:span text:style-name="T11">fi</text:span></text:span></text:p>
      <text:p text:style-name="P6"/>
      <text:p text:style-name="P14">5) Gave it exec rights</text:p>
      <text:p text:style-name="P17"><text:span text:style-name="T10">Code: </text:span><text:a xlink:type="simple" xlink:href="https://www.raspberrypi.org/forums/viewtopic.php?t=41056#" text:style-name="Internet_20_link" text:visited-style-name="Visited_20_Internet_20_Link"><text:span text:style-name="T13">Select all</text:span></text:a></text:p>
      <text:p text:style-name="P5"><text:span text:style-name="Source_20_Text"><text:span text:style-name="T11">sudo chmod 774 /usr/lib/udev/usbkey</text:span></text:span></text:p>
      <text:p text:style-name="P14">6) Added the following in /etc/fstab</text:p>
      <text:p text:style-name="P17"><text:span text:style-name="T10">Code: </text:span><text:a xlink:type="simple" xlink:href="https://www.raspberrypi.org/forums/viewtopic.php?t=41056#" text:style-name="Internet_20_link" text:visited-style-name="Visited_20_Internet_20_Link"><text:span text:style-name="T13">Select all</text:span></text:a></text:p>
      <text:p text:style-name="P5"><text:span text:style-name="Source_20_Text"><text:span text:style-name="T11">/dev/usbkey <text:s text:c="4"/>/mnt/usb <text:s text:c="7"/>vfat <text:s text:c="3"/>ro,noauto,user,exec <text:s text:c="20"/>0 <text:s text:c="6"/>0</text:span></text:span></text:p>
      <text:p text:style-name="P11"><text:soft-page-break/><text:span text:style-name="T7">7) Create /mnt/usb dir</text:span><text:line-break/><text:line-break/><text:span text:style-name="T7">8) Reboot or restart udev service .</text:span></text:p>
      <text:p text:style-name="P11"><text:span text:style-name="T9"/></text:p>
      <text:p text:style-name="P11"><text:span text:style-name="T9">_______________________________________________________</text:span></text:p>
      <text:p text:style-name="P15"><text:span text:style-name="T9">s</text:span><text:span text:style-name="T8">udo blkid <text:s/>- list disk devices</text:span></text:p>
      <text:p text:style-name="P16"><text:span text:style-name="T8">lsblk <text:s text:c="3"/>– list devices</text:span></text:p>
      <text:p text:style-name="P16"><text:span text:style-name="T8"/></text:p>
      <text:p text:style-name="P3"><text:span text:style-name="T17">ls -laF /dev/disk/by-uuid/</text:span></text:p>
      <text:p text:style-name="P16"><text:span text:style-name="T8"/></text:p>
      <text:p text:style-name="P15"><text:span text:style-name="T8"/></text:p>
      <text:p text:style-name="P15"><text:span text:style-name="T8">to reload fstab:</text:span></text:p>
      <text:p text:style-name="P2"><text:span text:style-name="Source_20_Text"><text:span text:style-name="T14">systemctl daemon-reload</text:span></text:span></text:p>
      <text:p text:style-name="P15"><text:span text:style-name="T8"/></text:p>
      <text:p text:style-name="P15"><text:span text:style-name="T8"/></text:p>
      <text:p text:style-name="P16"><text:span text:style-name="T8">use UUID in fstab:</text:span></text:p>
      <text:p text:style-name="P4"><text:span text:style-name="T17">UUID=18A9-9943 /media/usb vfat auto,nofail,noatime,users,rw,uid=pi,gid=pi 0 0</text:span></text:p>
      <text:p text:style-name="P16"><text:span text:style-name="T8"/></text:p>
      <text:p text:style-name="P13"><text:span text:style-name="T16">  </text:span><text:span text:style-name="T18">mount the device ( %mount /dev/sda1 )</text:span></text:p>
      <text:p text:style-name="P13"><text:span text:style-name="T8"/></text:p>
      <text:p text:style-name="P13"><text:span text:style-name="T16">unmount after writing</text:span></text:p>
      <text:p text:style-name="P13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ucida Console" svg:font-family="'Lucida Console', Monaco, monospace"/>
    <style:font-face style:name="Monaco" svg:font-family="Monaco, 'Andale Mono', 'Courier New', Courier, mono"/>
    <style:font-face style:name="Roboto" svg:font-family="Roboto, Arial, Helvetica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30T15:24:14.735494674</meta:creation-date>
    <dc:date>2020-05-01T10:29:40.184980563</dc:date>
    <meta:editing-duration>PT17H54M55S</meta:editing-duration>
    <meta:editing-cycles>1</meta:editing-cycles>
    <meta:document-statistic meta:table-count="0" meta:image-count="0" meta:object-count="0" meta:page-count="2" meta:paragraph-count="38" meta:word-count="196" meta:character-count="1596" meta:non-whitespace-character-count="1373"/>
    <meta:generator>LibreOffice/6.3.5.2$Linux_X86_64 LibreOffice_project/30$Build-2</meta:generator>
  </office:meta>
</office:document-meta>
</file>